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aa519" officeooo:paragraph-rsid="000aa51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0aa519" officeooo:paragraph-rsid="000aa519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officeooo:rsid="000aa519" officeooo:paragraph-rsid="000aa519" style:font-size-asian="14pt" style:font-size-complex="14pt"/>
    </style:style>
    <style:style style:name="P4" style:family="paragraph" style:parent-style-name="Standard">
      <style:text-properties fo:font-size="14pt" officeooo:rsid="000b576f" officeooo:paragraph-rsid="000b576f" style:font-size-asian="14pt" style:font-size-complex="14pt"/>
    </style:style>
    <style:style style:name="P5" style:family="paragraph" style:parent-style-name="Standard">
      <style:text-properties fo:font-size="14pt" officeooo:rsid="000d501c" officeooo:paragraph-rsid="000d501c" style:font-size-asian="14pt" style:font-size-complex="14pt"/>
    </style:style>
    <style:style style:name="P6" style:family="paragraph" style:parent-style-name="Standard">
      <style:text-properties fo:font-size="14pt" officeooo:rsid="000ecb1f" officeooo:paragraph-rsid="000ecb1f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d501c" officeooo:paragraph-rsid="000d501c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aa519" officeooo:paragraph-rsid="000aa519" style:font-size-asian="14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0aa519" officeooo:paragraph-rsid="000d501c" style:font-size-asian="14pt" style:font-size-complex="14pt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rsid="000b576f" officeooo:paragraph-rsid="000d501c" style:font-size-asian="14pt" style:font-size-complex="14pt"/>
    </style:style>
    <style:style style:name="P11" style:family="paragraph" style:parent-style-name="Standard">
      <style:text-properties fo:font-size="14pt" style:text-underline-style="solid" style:text-underline-width="auto" style:text-underline-color="font-color" officeooo:rsid="000b576f" officeooo:paragraph-rsid="000b576f" style:font-size-asian="14pt" style:font-size-complex="14pt"/>
    </style:style>
    <style:style style:name="P12" style:family="paragraph" style:parent-style-name="Standard">
      <style:text-properties fo:font-size="14pt" style:text-underline-style="none" officeooo:rsid="000d501c" officeooo:paragraph-rsid="000d501c" style:font-size-asian="14pt" style:font-size-complex="14pt"/>
    </style:style>
    <style:style style:name="P13" style:family="paragraph" style:parent-style-name="Standard">
      <style:text-properties fo:font-size="14pt" fo:font-weight="bold" officeooo:rsid="000aa519" officeooo:paragraph-rsid="000aa519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aa519" officeooo:paragraph-rsid="000aa51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b576f" officeooo:paragraph-rsid="000b576f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d501c" officeooo:paragraph-rsid="000d501c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acb20c" loext:opacity="100%" style:text-line-through-style="none" style:text-line-through-type="none" fo:font-size="14pt" fo:font-weight="bold" officeooo:rsid="000d501c" officeooo:paragraph-rsid="000ecb1f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acb20c" loext:opacity="100%" style:text-line-through-style="none" style:text-line-through-type="none" fo:font-size="14pt" fo:font-weight="bold" officeooo:rsid="000d501c" officeooo:paragraph-rsid="000d501c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acb20c" loext:opacity="100%" style:text-line-through-style="none" style:text-line-through-type="none" fo:font-size="14pt" style:text-underline-style="none" fo:font-weight="bold" officeooo:rsid="000d501c" officeooo:paragraph-rsid="0010873c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b2b2b2" loext:opacity="100%" fo:font-size="14pt" fo:font-weight="bold" officeooo:rsid="000ecb1f" officeooo:paragraph-rsid="000ecb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b2b2b2" loext:opacity="100%" fo:font-size="14pt" style:text-underline-style="none" fo:font-weight="bold" officeooo:rsid="000ecb1f" officeooo:paragraph-rsid="000ecb1f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b2b2b2" loext:opacity="100%" style:text-line-through-style="none" style:text-line-through-type="none" fo:font-size="14pt" style:text-underline-style="none" fo:font-weight="bold" officeooo:rsid="000ecb1f" officeooo:paragraph-rsid="0010873c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b2b2b2" loext:opacity="100%" style:text-line-through-style="none" style:text-line-through-type="none" fo:font-size="14pt" style:text-underline-style="none" fo:font-weight="normal" officeooo:rsid="000aa519" officeooo:paragraph-rsid="0010a8f4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color="#b2b2b2" loext:opacity="100%" style:text-line-through-style="none" style:text-line-through-type="none" fo:font-size="14pt" style:text-underline-style="none" fo:font-weight="normal" officeooo:rsid="000d501c" officeooo:paragraph-rsid="0010a8f4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b2b2b2" loext:opacity="100%" style:text-line-through-style="none" style:text-line-through-type="none" fo:font-size="14pt" style:text-underline-style="none" fo:font-weight="normal" officeooo:rsid="0010a8f4" officeooo:paragraph-rsid="0010a8f4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style:text-line-through-style="none" style:text-line-through-type="none" fo:font-size="14pt" style:text-underline-style="none" fo:font-weight="normal" officeooo:rsid="0010a8f4" officeooo:paragraph-rsid="0010a8f4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fo:font-size="14pt" style:text-underline-style="none" fo:font-weight="normal" officeooo:rsid="0010f3f5" officeooo:paragraph-rsid="0010f3f5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fo:font-size="14pt" style:text-underline-style="solid" style:text-underline-width="auto" style:text-underline-color="font-color" fo:font-weight="normal" officeooo:rsid="0010a8f4" officeooo:paragraph-rsid="0010a8f4" style:font-size-asian="14pt" style:font-weight-asian="normal" style:font-size-complex="14pt" style:font-weight-complex="normal"/>
    </style:style>
    <style:style style:name="T1" style:family="text">
      <style:text-properties officeooo:rsid="000b576f"/>
    </style:style>
    <style:style style:name="T2" style:family="text">
      <style:text-properties officeooo:rsid="000ecb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8d1d75" loext:opacity="100%" fo:font-weight="bold" officeooo:rsid="000d501c" style:font-size-asian="12.25pt" style:font-weight-asian="bold" style:font-weight-complex="bold"/>
    </style:style>
    <style:style style:name="T7" style:family="text">
      <style:text-properties fo:color="#8d1d75" loext:opacity="100%" fo:font-weight="bold" officeooo:rsid="000d501c" style:font-weight-asian="bold" style:font-weight-complex="bold"/>
    </style:style>
    <style:style style:name="T8" style:family="text">
      <style:text-properties fo:color="#00a933" loext:opacity="100%" fo:font-weight="bold" officeooo:rsid="000ecb1f" style:font-weight-asian="bold" style:font-weight-complex="bold"/>
    </style:style>
    <style:style style:name="T9" style:family="text">
      <style:text-properties fo:color="#ff4000" loext:opacity="100%" fo:font-weight="bold" officeooo:rsid="000ecb1f" style:font-weight-asian="bold" style:font-weight-complex="bold"/>
    </style:style>
    <style:style style:name="T10" style:family="text">
      <style:text-properties officeooo:rsid="0010873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normal" officeooo:rsid="0010873c" style:font-weight-asian="normal" style:font-weight-complex="normal"/>
    </style:style>
    <style:style style:name="T13" style:family="text">
      <style:text-properties fo:color="#000000" loext:opacity="100%" fo:font-weight="normal" officeooo:rsid="000d501c" style:font-weight-asian="normal" style:font-weight-complex="normal"/>
    </style:style>
    <style:style style:name="T14" style:family="text">
      <style:text-properties fo:color="#000000" loext:opacity="100%" officeooo:rsid="000b576f"/>
    </style:style>
    <style:style style:name="T15" style:family="text">
      <style:text-properties fo:color="#000000" loext:opacity="100%" officeooo:rsid="000d501c"/>
    </style:style>
    <style:style style:name="T16" style:family="text">
      <style:text-properties fo:color="#000000" loext:opacity="100%" officeooo:rsid="0010873c"/>
    </style:style>
    <style:style style:name="T17" style:family="text">
      <style:text-properties fo:color="#000000" loext:opacity="100%" officeooo:rsid="0010a8f4"/>
    </style:style>
    <style:style style:name="T18" style:family="text">
      <style:text-properties fo:color="#000000" loext:opacity="100%" officeooo:rsid="000ecb1f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bold" officeooo:rsid="000b576f" style:font-weight-asian="bold" style:font-weight-complex="bold"/>
    </style:style>
    <style:style style:name="T21" style:family="text">
      <style:text-properties fo:color="#000000" loext:opacity="100%" style:text-underline-style="solid" style:text-underline-width="auto" style:text-underline-color="font-color"/>
    </style:style>
    <style:style style:name="T22" style:family="text">
      <style:text-properties officeooo:rsid="0010a8f4"/>
    </style:style>
    <style:style style:name="T23" style:family="text">
      <style:text-properties style:text-underline-style="solid" style:text-underline-width="auto" style:text-underline-color="font-color" officeooo:rsid="0010873c"/>
    </style:style>
    <style:style style:name="T24" style:family="text">
      <style:text-properties officeooo:rsid="001286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attribut</text:p>
      <text:p text:style-name="P13">Station</text:p>
      <text:p text:style-name="P2">numero_station<text:tab/><text:tab/><text:tab/><text:tab/><text:tab/>INT AUTO_INCREMENT <text:span text:style-name="T7">NOT NULL</text:span></text:p>
      <text:p text:style-name="P8">nom_station<text:tab/><text:tab/><text:tab/><text:tab/><text:tab/><text:tab/>varchar(50)</text:p>
      <text:p text:style-name="P18">PRIMARY KEY<text:tab/><text:tab/><text:tab/><text:tab/><text:tab/>numero_station</text:p>
      <text:p text:style-name="P5"/>
      <text:p text:style-name="P14">Client</text:p>
      <text:p text:style-name="P3">adresse<text:tab/><text:tab/><text:tab/><text:tab/><text:tab/><text:tab/>varchar(100)</text:p>
      <text:p text:style-name="P3">nom<text:tab/><text:tab/><text:tab/><text:tab/><text:tab/><text:tab/><text:tab/>varchar(50)</text:p>
      <text:p text:style-name="P3">prenom<text:tab/><text:tab/><text:tab/><text:tab/><text:tab/><text:tab/>varchar(50)</text:p>
      <text:p text:style-name="P9">numero_client<text:tab/><text:tab/><text:tab/><text:tab/><text:tab/>INT AUTO_INCREMENT <text:span text:style-name="T6">NOT NULL</text:span></text:p>
      <text:p text:style-name="P18">PRIMARY KEY<text:tab/><text:tab/><text:tab/><text:tab/><text:tab/>numero_client</text:p>
      <text:p text:style-name="P5"/>
      <text:p text:style-name="P15">Hotel</text:p>
      <text:p text:style-name="P4">capacite<text:tab/><text:tab/><text:tab/><text:tab/><text:tab/><text:tab/>INT</text:p>
      <text:p text:style-name="P4">categorie<text:tab/><text:tab/><text:tab/><text:tab/><text:tab/><text:tab/>varchar(10)</text:p>
      <text:p text:style-name="P4">nom<text:tab/><text:tab/><text:tab/><text:tab/><text:tab/><text:tab/><text:tab/>varchar(50)</text:p>
      <text:p text:style-name="P4">adresse<text:tab/><text:tab/><text:tab/><text:tab/><text:tab/><text:tab/>varchar(100)</text:p>
      <text:p text:style-name="P10">numero_hotel<text:tab/><text:tab/><text:tab/><text:tab/><text:tab/>INT AUTO_INCREMENT <text:span text:style-name="T6">NOT NULL</text:span></text:p>
      <text:p text:style-name="P11">numero_station<text:tab/><text:tab/><text:tab/><text:tab/><text:tab/>INT</text:p>
      <text:p text:style-name="P17">PRIMARY KEY<text:tab/><text:tab/><text:tab/><text:tab/><text:tab/>numero_<text:span text:style-name="T2">hotel</text:span></text:p>
      <text:p text:style-name="P20">FOREIGN KEY<text:tab/><text:tab/><text:tab/><text:tab/><text:tab/>numero_station</text:p>
      <text:p text:style-name="P6"/>
      <text:p text:style-name="P15">Chambre</text:p>
      <text:p text:style-name="P5">capacite<text:tab/><text:tab/><text:tab/><text:tab/><text:tab/><text:tab/>INT</text:p>
      <text:p text:style-name="P5">degre_confort<text:tab/><text:tab/><text:tab/><text:tab/><text:tab/>INT <text:span text:style-name="T8">CHECK (degre_confort <text:tab/><text:tab/><text:tab/><text:tab/><text:tab/><text:tab/><text:tab/><text:tab/><text:tab/>BETWEEN <text:s/>18 and 25)</text:span></text:p>
      <text:p text:style-name="P5">exposition<text:tab/><text:tab/><text:tab/><text:tab/><text:tab/><text:tab/>varchar(50)</text:p>
      <text:p text:style-name="P5">type_chambre<text:tab/><text:tab/><text:tab/><text:tab/><text:tab/>varchar(50)</text:p>
      <text:p text:style-name="P7">numero_chambre<text:tab/><text:tab/><text:tab/><text:tab/><text:tab/><text:span text:style-name="T1">INT </text:span><text:span text:style-name="T9">UNIQUE</text:span></text:p>
      <text:p text:style-name="P7">numero_hotel<text:tab/><text:tab/><text:tab/><text:tab/><text:tab/>INT</text:p>
      <text:p text:style-name="P17">PRIMARY KEY<text:tab/><text:tab/><text:tab/><text:tab/><text:tab/>numero_<text:span text:style-name="T22">chambre</text:span></text:p>
      <text:p text:style-name="P20">FOREIGN KEY<text:tab/><text:tab/><text:tab/><text:tab/><text:tab/>numero_hotel</text:p>
      <text:p text:style-name="P6"/>
      <text:p text:style-name="P16">R<text:span text:style-name="T10">e</text:span>servation</text:p>
      <text:p text:style-name="P7">numero_chambre<text:tab/><text:tab/><text:tab/><text:tab/><text:tab/>INT</text:p>
      <text:p text:style-name="P7">numero_ client<text:tab/><text:tab/><text:tab/><text:tab/><text:tab/>INT</text:p>
      <text:p text:style-name="P12">date_debut<text:tab/><text:tab/><text:tab/><text:tab/><text:tab/><text:tab/>DATE<text:span text:style-name="T24">TIME</text:span></text:p>
      <text:p text:style-name="P12">date_fin<text:tab/><text:tab/><text:tab/><text:tab/><text:tab/><text:tab/>DATE<text:span text:style-name="T24">TIME</text:span></text:p>
      <text:p text:style-name="P12">date_reservation<text:tab/><text:tab/><text:tab/><text:tab/><text:tab/>DATE<text:span text:style-name="T24">TIME</text:span></text:p>
      <text:p text:style-name="P12">montant_arrhes<text:tab/><text:tab/><text:tab/><text:tab/><text:tab/>decimal(10,2)</text:p>
      <text:p text:style-name="P12">prix_total<text:tab/><text:tab/><text:tab/><text:tab/><text:tab/><text:tab/>decimal(10,2)</text:p>
      <text:p text:style-name="P17">PRIMARY KEY<text:tab/><text:tab/><text:tab/><text:tab/><text:tab/>numero_<text:span text:style-name="T2">chambre, numero_client</text:span></text:p>
      <text:p text:style-name="P21">FOREIGN KEY<text:tab/><text:tab/><text:tab/><text:tab/><text:tab/>numero_chambre, numero_client</text:p>
      <text:p text:style-name="P12"/>
      <text:p text:style-name="P12"><text:soft-page-break/></text:p>
      <text:p text:style-name="P12"><text:span text:style-name="T3">2. </text:span><text:span text:style-name="T23">Les différentes contraintes à respecter sont :</text:span></text:p>
      <text:p text:style-name="P12"><text:span text:style-name="T23"/></text:p>
      <text:p text:style-name="P19">PRIMARY KEY<text:span text:style-name="T11"> </text:span><text:span text:style-name="T12">présent dans toutes les tables et qui nous permet d’avoir une information à lier ce qui nous permet de retrouver plus facilement les information à travers les tables lier dans lesquelles elle devient une clé étrangers.</text:span></text:p>
      <text:p text:style-name="P19"><text:span text:style-name="T12"/></text:p>
      <text:p text:style-name="P22"><text:span text:style-name="T10">FOREIGN KEY </text:span><text:span text:style-name="T12">elle est present dans les tables </text:span><text:span text:style-name="T14">Hotel , Chambre, </text:span><text:span text:style-name="T15">R</text:span><text:span text:style-name="T16">e</text:span><text:span text:style-name="T15">servation.</text:span><text:span text:style-name="T13"> </text:span><text:span text:style-name="T12">Elle permettes de lier les tables et de retrouvé les informationà partir de celle-ci.</text:span></text:p>
      <text:p text:style-name="P22"><text:span text:style-name="T12"/></text:p>
      <text:p text:style-name="P23"><text:span text:style-name="T7">NOT NULL </text:span><text:span text:style-name="T17">et utilisé dans les champs qui serve de clé primaire et qui s’increment dans le but que les champs sois absolument remplit.</text:span></text:p>
      <text:p text:style-name="P23"><text:span text:style-name="T17"/></text:p>
      <text:p text:style-name="P24"><text:span text:style-name="T8">CHECK</text:span><text:span text:style-name="T18"> </text:span><text:span text:style-name="T17">est utilisée dans la table </text:span><text:span text:style-name="T20">Chambre </text:span><text:span text:style-name="T17">dans le champs </text:span><text:span text:style-name="T11">degre_confort </text:span><text:span text:style-name="T17">dans le but de s’assurer que les temperature seront comprises entre 18 et 25 .</text:span></text:p>
      <text:p text:style-name="P24"><text:span text:style-name="T17"/></text:p>
      <text:p text:style-name="P24"><text:span text:style-name="T9">UNIQUE </text:span><text:span text:style-name="T17">est utilisée dans la table <text:s/></text:span><text:span text:style-name="T20">Chambre</text:span><text:span text:style-name="T14"> </text:span><text:span text:style-name="T17">dans le champs numero_chambre car les info de cette clé primaire sont rentrer à la main, on s’assure ainsi qu’il n’y ai pas de doublon et que le champs est rempli.</text:span></text:p>
      <text:p text:style-name="P24"><text:span text:style-name="T17"/></text:p>
      <text:p text:style-name="P25"><text:span text:style-name="T19">3.</text:span><text:span text:style-name="T11"> </text:span><text:span text:style-name="T21">Les clés primaires sont :</text:span></text:p>
      <text:p text:style-name="P25"/>
      <text:p text:style-name="P26">pour STATION numero_station</text:p>
      <text:p text:style-name="P26"/>
      <text:p text:style-name="P26">pour CLIENT numero_client </text:p>
      <text:p text:style-name="P26"/>
      <text:p text:style-name="P26">pour HOTEL numero_hotel </text:p>
      <text:p text:style-name="P26"/>
      <text:p text:style-name="P26">pour CHAMBRE numero_chambre </text:p>
      <text:p text:style-name="P26"/>
      <text:p text:style-name="P26">pour RESERVATION numero_chambre et numero_client</text:p>
      <text:p text:style-name="P26"/>
      <text:p text:style-name="P28">Les clés étrangeres sont :</text:p>
      <text:p text:style-name="P26"/>
      <text:p text:style-name="P26">pour STATION il n’y en a pas</text:p>
      <text:p text:style-name="P26"/>
      <text:p text:style-name="P26">pour CLIENT il n’y en a pas </text:p>
      <text:p text:style-name="P26"/>
      <text:p text:style-name="P26">pour HOTEL numero_station </text:p>
      <text:p text:style-name="P26"/>
      <text:p text:style-name="P26">pour CHAMBRE numero_hotel</text:p>
      <text:p text:style-name="P26"/>
      <text:p text:style-name="P26">pour RESERVATION ses clés primaires sont aussi ses clés étrangers</text:p>
      <text:p text:style-name="P26"/>
      <text:p text:style-name="P27"><text:span text:style-name="T3">4.</text:span> voir le script nommé « <text:span text:style-name="T5">hotel.sql</text:span> 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1:22:59.848740660</meta:creation-date>
    <meta:generator>LibreOffice/7.3.7.2$Linux_X86_64 LibreOffice_project/30$Build-2</meta:generator>
    <dc:date>2024-04-24T14:35:03.394707494</dc:date>
    <meta:editing-duration>PT55M57S</meta:editing-duration>
    <meta:editing-cycles>6</meta:editing-cycles>
    <meta:document-statistic meta:table-count="0" meta:image-count="0" meta:object-count="0" meta:page-count="2" meta:paragraph-count="58" meta:word-count="325" meta:character-count="2367" meta:non-whitespace-character-count="1937"/>
  </office:meta>
</office:document-meta>
</file>